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2.4791in"/>
    </style:style>
    <style:style style:name="co3" style:family="table-column">
      <style:table-column-properties fo:break-before="auto" style:column-width="2.4598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8.2953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&gt;0)" style:apply-style-name="ConditionalStyle_5f_1" style:base-cell-address="'Hoja 1'.A2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&gt;0)" style:apply-style-name="ConditionalStyle_5f_1" style:base-cell-address="'Hoja 1'.A2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89]))&gt;0)" style:apply-style-name="ConditionalStyle_5f_2" style:base-cell-address="'Hoja 1'.A89"/>
    </style:style>
    <style:style style:name="ce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26]))&gt;0)" style:apply-style-name="ConditionalStyle_5f_3" style:base-cell-address="'Hoja 1'.A126"/>
    </style:style>
    <style:style style:name="ce8" style:family="table-cell" style:parent-style-name="Default">
      <style:map style:condition="is-true-formula(LEN(TRIM([.A126]))&gt;0)" style:apply-style-name="ConditionalStyle_5f_3" style:base-cell-address="'Hoja 1'.A126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&gt;0)" style:apply-style-name="ConditionalStyle_5f_1" style:base-cell-address="'Hoja 1'.A2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26]))&gt;0)" style:apply-style-name="ConditionalStyle_5f_3" style:base-cell-address="'Hoja 1'.A126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'Hoja 2'.A1"/>
    </style:style>
    <style:style style:name="ce17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'Hoja 2'.A1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'Hoja 2'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Nombres y apellidos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Número de identificación</text:p>
          </table:table-cell>
          <table:table-cell table:style-name="ce1" office:value-type="string" calcext:value-type="string">
            <text:p>Rol</text:p>
          </table:table-cell>
          <table:table-cell table:style-name="ce1" office:value-type="string" calcext:value-type="string">
            <text:p>País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Alejandro Álvarez Correa</text:p>
          </table:table-cell>
          <table:table-cell table:style-name="ce9" office:value-type="string" calcext:value-type="string">
            <text:p>aalvarezco@unal.edu.co</text:p>
          </table:table-cell>
          <table:table-cell table:style-name="ce9" office:value-type="float" office:value="1001577429" calcext:value-type="float">
            <text:p>1001577429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Alex Mauricio Marín Villanueva </text:p>
          </table:table-cell>
          <table:table-cell table:style-name="ce9" office:value-type="string" calcext:value-type="string">
            <text:p>Almarinv@unal.edu.co </text:p>
          </table:table-cell>
          <table:table-cell table:style-name="ce9" office:value-type="float" office:value="1234639719" calcext:value-type="float">
            <text:p>1234639719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3" office:value-type="string" calcext:value-type="string">
            <text:p>Ana jhysseth Garces Capacho </text:p>
          </table:table-cell>
          <table:table-cell table:style-name="ce9" office:value-type="string" calcext:value-type="string">
            <text:p>anajgaca30@gmail.com</text:p>
          </table:table-cell>
          <table:table-cell table:style-name="ce9" office:value-type="float" office:value="1005542711" calcext:value-type="float">
            <text:p>100554271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Ana Marcela Muñoz Díaz </text:p>
          </table:table-cell>
          <table:table-cell table:style-name="ce9" office:value-type="string" calcext:value-type="string">
            <text:p>anamunoz@elpoli.edu.co </text:p>
          </table:table-cell>
          <table:table-cell table:style-name="ce9" office:value-type="float" office:value="43554521" calcext:value-type="float">
            <text:p>4355452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/>
          <table:table-cell table:style-name="ce13"/>
          <table:table-cell table:style-name="ce10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na María Acosta Cantor</text:p>
          </table:table-cell>
          <table:table-cell table:style-name="ce9" office:value-type="string" calcext:value-type="string">
            <text:p>anacostac@unal.edu.co</text:p>
          </table:table-cell>
          <table:table-cell table:style-name="ce9" office:value-type="float" office:value="1001446595" calcext:value-type="float">
            <text:p>1001446595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/>
          <table:table-cell table:style-name="ce13"/>
          <table:table-cell table:style-name="ce10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ndrea Henao Arroyave</text:p>
          </table:table-cell>
          <table:table-cell table:style-name="ce9" office:value-type="string" calcext:value-type="string">
            <text:p>anhenao@unal.edu.co</text:p>
          </table:table-cell>
          <table:table-cell table:style-name="ce9" office:value-type="float" office:value="1000747633" calcext:value-type="float">
            <text:p>1000747633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Andrea Polo Muñoz </text:p>
          </table:table-cell>
          <table:table-cell table:style-name="ce9" office:value-type="string" calcext:value-type="string">
            <text:p>aemc2328@gmail.com</text:p>
          </table:table-cell>
          <table:table-cell table:style-name="ce9" office:value-type="float" office:value="1003076391" calcext:value-type="float">
            <text:p>100307639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Catherine Nathaly Cabrera Solarte</text:p>
          </table:table-cell>
          <table:table-cell table:style-name="ce9" office:value-type="string" calcext:value-type="string">
            <text:p>ccabreras@unal.edu.co</text:p>
          </table:table-cell>
          <table:table-cell table:style-name="ce9" office:value-type="float" office:value="1193275733" calcext:value-type="float">
            <text:p>1193275733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Dairo Andrés García Vergara</text:p>
          </table:table-cell>
          <table:table-cell table:style-name="ce9" office:value-type="string" calcext:value-type="string">
            <text:p>dgarciave@unal.edu.co</text:p>
          </table:table-cell>
          <table:table-cell table:style-name="ce9" office:value-type="float" office:value="1001748308" calcext:value-type="float">
            <text:p>100174830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Daniela Sánchez Patiño </text:p>
          </table:table-cell>
          <table:table-cell table:style-name="ce9" office:value-type="string" calcext:value-type="string">
            <text:p>dsanchezpa@unal.edu.co</text:p>
          </table:table-cell>
          <table:table-cell table:style-name="ce9" office:value-type="float" office:value="1010060808" calcext:value-type="float">
            <text:p>101006080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David Montoya Montoya </text:p>
          </table:table-cell>
          <table:table-cell table:style-name="ce9" office:value-type="string" calcext:value-type="string">
            <text:p>dmontoyamo@unal.edu.co</text:p>
          </table:table-cell>
          <table:table-cell table:style-name="ce9" office:value-type="float" office:value="1025640153" calcext:value-type="float">
            <text:p>1025640153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Diego Andres Escobar Aucu </text:p>
          </table:table-cell>
          <table:table-cell table:style-name="ce9" office:value-type="string" calcext:value-type="string">
            <text:p>diescobar@unal.edu.co</text:p>
          </table:table-cell>
          <table:table-cell table:style-name="ce9" office:value-type="float" office:value="1007180850" calcext:value-type="float">
            <text:p>1007180850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Elías José Arrieta Vega </text:p>
          </table:table-cell>
          <table:table-cell table:style-name="ce9" office:value-type="string" calcext:value-type="string">
            <text:p>earrietav@unal.edu.co</text:p>
          </table:table-cell>
          <table:table-cell table:style-name="ce9" office:value-type="float" office:value="1214747482" calcext:value-type="float">
            <text:p>1214747482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Estefanía Lopera Vásquez</text:p>
          </table:table-cell>
          <table:table-cell table:style-name="ce9" office:value-type="string" calcext:value-type="string">
            <text:p>estefanialoperavasquez@gmail.com</text:p>
          </table:table-cell>
          <table:table-cell table:style-name="ce9" office:value-type="float" office:value="1000438501" calcext:value-type="float">
            <text:p>100043850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Felipe Garzón Torres</text:p>
          </table:table-cell>
          <table:table-cell table:style-name="ce9" office:value-type="string" calcext:value-type="string">
            <text:p>felipe.garzon804@pascualbravo.edu.co</text:p>
          </table:table-cell>
          <table:table-cell table:style-name="ce9" office:value-type="float" office:value="1000438804" calcext:value-type="float">
            <text:p>100043880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FRANKLIN JUNIOR GARCÍA VARGAS</text:p>
          </table:table-cell>
          <table:table-cell table:style-name="ce9" office:value-type="string" calcext:value-type="string">
            <text:p>franklin.garcia.vargas@gmail.com</text:p>
          </table:table-cell>
          <table:table-cell table:style-name="ce9" office:value-type="float" office:value="1063305959" calcext:value-type="float">
            <text:p>1063305959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Gina Paola Arias Padilla </text:p>
          </table:table-cell>
          <table:table-cell table:style-name="ce9" office:value-type="string" calcext:value-type="string">
            <text:p>gpariaspa@unal.edu.co</text:p>
          </table:table-cell>
          <table:table-cell table:style-name="ce9" office:value-type="float" office:value="1193244671" calcext:value-type="float">
            <text:p>119324467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Gloria Stella Zabala Jaramillo </text:p>
          </table:table-cell>
          <table:table-cell table:style-name="ce9" office:value-type="string" calcext:value-type="string">
            <text:p>Stella_zabala@hotmail.com</text:p>
          </table:table-cell>
          <table:table-cell table:style-name="ce9" office:value-type="float" office:value="43434967" calcext:value-type="float">
            <text:p>43434967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HÉCTOR MIGUEL PUMAREJO MINDIOLA </text:p>
          </table:table-cell>
          <table:table-cell table:style-name="ce9" office:value-type="string" calcext:value-type="string">
            <text:p>hectorpumarejo@unicesar.edu.co</text:p>
          </table:table-cell>
          <table:table-cell table:style-name="ce9" office:value-type="float" office:value="5134676" calcext:value-type="float">
            <text:p>513467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Isabella Castaño Caraballo </text:p>
          </table:table-cell>
          <table:table-cell table:style-name="ce9" office:value-type="string" calcext:value-type="string">
            <text:p>icastanoc@unal.edu.co</text:p>
          </table:table-cell>
          <table:table-cell table:style-name="ce9" office:value-type="float" office:value="1003503438" calcext:value-type="float">
            <text:p>10035034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Isabella Ruiz Garnica </text:p>
          </table:table-cell>
          <table:table-cell table:style-name="ce9" office:value-type="string" calcext:value-type="string">
            <text:p>isabella.ruiz691@pascualbravo.edu.co</text:p>
          </table:table-cell>
          <table:table-cell table:style-name="ce9" office:value-type="float" office:value="1038096691" calcext:value-type="float">
            <text:p>103809669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airo Vásquez Canabal </text:p>
          </table:table-cell>
          <table:table-cell table:style-name="ce9" office:value-type="string" calcext:value-type="string">
            <text:p>Javasquez@unal.Edu.co</text:p>
          </table:table-cell>
          <table:table-cell table:style-name="ce9" office:value-type="float" office:value="1007739229" calcext:value-type="float">
            <text:p>1007739229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orge Enrique Figueroa Álvarez</text:p>
          </table:table-cell>
          <table:table-cell table:style-name="ce9" office:value-type="string" calcext:value-type="string">
            <text:p>Jorgefigueroa284053@correo.itm.edu.co</text:p>
          </table:table-cell>
          <table:table-cell table:style-name="ce9" office:value-type="float" office:value="1026159185" calcext:value-type="float">
            <text:p>1026159185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osé Avelino Perez Romero </text:p>
          </table:table-cell>
          <table:table-cell table:style-name="ce9" office:value-type="string" calcext:value-type="string">
            <text:p>josperez@unal.edu.co</text:p>
          </table:table-cell>
          <table:table-cell table:style-name="ce9" office:value-type="float" office:value="1007940136" calcext:value-type="float">
            <text:p>100794013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ose Manuel Medina Rojas </text:p>
          </table:table-cell>
          <table:table-cell table:style-name="ce9" office:value-type="string" calcext:value-type="string">
            <text:p>Jose.medina198@pascualbravo.edu.co</text:p>
          </table:table-cell>
          <table:table-cell table:style-name="ce9" office:value-type="float" office:value="1015066198" calcext:value-type="float">
            <text:p>101506619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an David Andrade Palencia</text:p>
          </table:table-cell>
          <table:table-cell table:style-name="ce9" office:value-type="string" calcext:value-type="string">
            <text:p>Juandradep@unal.edu.co</text:p>
          </table:table-cell>
          <table:table-cell table:style-name="ce9" office:value-type="float" office:value="1001670994" calcext:value-type="float">
            <text:p>100167099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an David Mejia Giraldo</text:p>
          </table:table-cell>
          <table:table-cell table:style-name="ce9" office:value-type="string" calcext:value-type="string">
            <text:p>jmejiagi@unal.edu.co</text:p>
          </table:table-cell>
          <table:table-cell table:style-name="ce9" office:value-type="float" office:value="1007338315" calcext:value-type="float">
            <text:p>1007338315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an jose meza ortiz </text:p>
          </table:table-cell>
          <table:table-cell table:style-name="ce9" office:value-type="string" calcext:value-type="string">
            <text:p>jjmezao@unal.edu.co</text:p>
          </table:table-cell>
          <table:table-cell table:style-name="ce9" office:value-type="float" office:value="1146441534" calcext:value-type="float">
            <text:p>114644153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liana Herrera Carvajal</text:p>
          </table:table-cell>
          <table:table-cell table:style-name="ce9" office:value-type="string" calcext:value-type="string">
            <text:p>juliana.herrera274@pascualbravo.edu.co</text:p>
          </table:table-cell>
          <table:table-cell table:style-name="ce9" office:value-type="float" office:value="1128483274" calcext:value-type="float">
            <text:p>112848327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lieth Xiomara Losada Ramirez </text:p>
          </table:table-cell>
          <table:table-cell table:style-name="ce9" office:value-type="string" calcext:value-type="string">
            <text:p>julieth.losada@uniminuto.edu.co</text:p>
          </table:table-cell>
          <table:table-cell table:style-name="ce9" office:value-type="float" office:value="1115940796" calcext:value-type="float">
            <text:p>111594079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Julissa Muñoz Jaramillo </text:p>
          </table:table-cell>
          <table:table-cell table:style-name="ce9" office:value-type="string" calcext:value-type="string">
            <text:p>Jmunozj@unal.edu.co</text:p>
          </table:table-cell>
          <table:table-cell table:style-name="ce9" office:value-type="float" office:value="1193323378" calcext:value-type="float">
            <text:p>119332337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Karen Liceth Colorado Zabala </text:p>
          </table:table-cell>
          <table:table-cell table:style-name="ce9" office:value-type="string" calcext:value-type="string">
            <text:p>Karen.colorado338@pascualbravo.edu.co</text:p>
          </table:table-cell>
          <table:table-cell table:style-name="ce9" office:value-type="float" office:value="1000763338" calcext:value-type="float">
            <text:p>10007633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Karen Yiseth Palacios Mosquera </text:p>
          </table:table-cell>
          <table:table-cell table:style-name="ce9" office:value-type="string" calcext:value-type="string">
            <text:p>kpalaciosm@unal.edu.co</text:p>
          </table:table-cell>
          <table:table-cell table:style-name="ce9" office:value-type="float" office:value="1077429650" calcext:value-type="float">
            <text:p>1077429650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Ketty Aylin Rivera Alegria </text:p>
          </table:table-cell>
          <table:table-cell table:style-name="ce9" office:value-type="string" calcext:value-type="string">
            <text:p>kriveraa@unal.edu.co</text:p>
          </table:table-cell>
          <table:table-cell table:style-name="ce9" office:value-type="float" office:value="1004641303" calcext:value-type="float">
            <text:p>1004641303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Kilmer Alejandro Peña Jiménez</text:p>
          </table:table-cell>
          <table:table-cell table:style-name="ce9" office:value-type="string" calcext:value-type="string">
            <text:p>kpenaj@unal.edu.co</text:p>
          </table:table-cell>
          <table:table-cell table:style-name="ce9" office:value-type="float" office:value="1006815138" calcext:value-type="float">
            <text:p>10068151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aura Daniela Canga Silva</text:p>
          </table:table-cell>
          <table:table-cell table:style-name="ce9" office:value-type="string" calcext:value-type="string">
            <text:p>Lcanga@unal.edu.co</text:p>
          </table:table-cell>
          <table:table-cell table:style-name="ce9" office:value-type="float" office:value="1007628500" calcext:value-type="float">
            <text:p>1007628500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ilia Yaneth Salas Higuita </text:p>
          </table:table-cell>
          <table:table-cell table:style-name="ce9" office:value-type="string" calcext:value-type="string">
            <text:p>Lilia_salas83191@elpoli.edu.co</text:p>
          </table:table-cell>
          <table:table-cell table:style-name="ce9" office:value-type="float" office:value="1035283562" calcext:value-type="float">
            <text:p>1035283562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ina Maria Londoño ochoa </text:p>
          </table:table-cell>
          <table:table-cell table:style-name="ce9" office:value-type="string" calcext:value-type="string">
            <text:p>linamarialondonoochoa@gmail.com</text:p>
          </table:table-cell>
          <table:table-cell table:style-name="ce9" office:value-type="float" office:value="1020490058" calcext:value-type="float">
            <text:p>102049005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isseth Katherine Gonzalez Molina</text:p>
          </table:table-cell>
          <table:table-cell table:style-name="ce9" office:value-type="string" calcext:value-type="string">
            <text:p>ligonzalezm@unal.edu.co</text:p>
          </table:table-cell>
          <table:table-cell table:style-name="ce9" office:value-type="float" office:value="1116861338" calcext:value-type="float">
            <text:p>11168613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uis Sebastian Bravo Chacon</text:p>
          </table:table-cell>
          <table:table-cell table:style-name="ce9" office:value-type="string" calcext:value-type="string">
            <text:p>lsbravoc@unal.edu.co</text:p>
          </table:table-cell>
          <table:table-cell table:style-name="ce9" office:value-type="float" office:value="1152711071" calcext:value-type="float">
            <text:p>115271107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uisa Fernanda Cerón Cabrera </text:p>
          </table:table-cell>
          <table:table-cell table:style-name="ce9" office:value-type="string" calcext:value-type="string">
            <text:p>luisafernandaceroncabrera@gmail.com</text:p>
          </table:table-cell>
          <table:table-cell table:style-name="ce9" office:value-type="float" office:value="1080045138" calcext:value-type="float">
            <text:p>10800451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Luisa Fernanda López Gómez</text:p>
          </table:table-cell>
          <table:table-cell table:style-name="ce9" office:value-type="string" calcext:value-type="string">
            <text:p>luisa.lopez@pascualbravo.edu.co</text:p>
          </table:table-cell>
          <table:table-cell table:style-name="ce9" office:value-type="float" office:value="1128421236" calcext:value-type="float">
            <text:p>112842123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cos De Jesús López Cadena</text:p>
          </table:table-cell>
          <table:table-cell table:style-name="ce9" office:value-type="string" calcext:value-type="string">
            <text:p>marcos.lopez047@pascualbravo.edu.co</text:p>
          </table:table-cell>
          <table:table-cell table:style-name="ce9" office:value-type="float" office:value="1003234047" calcext:value-type="float">
            <text:p>1003234047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3"/>
          <table:table-cell table:style-name="ce14"/>
          <table:table-cell table:style-name="ce1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ria Abigail Ochoa López </text:p>
          </table:table-cell>
          <table:table-cell table:style-name="ce9" office:value-type="string" calcext:value-type="string">
            <text:p>linamarialondonoochoa@gmail.com</text:p>
          </table:table-cell>
          <table:table-cell table:style-name="ce9" office:value-type="float" office:value="39209705" calcext:value-type="float">
            <text:p>39209705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ia Alejandra Rojo Giraldo </text:p>
          </table:table-cell>
          <table:table-cell table:style-name="ce9" office:value-type="string" calcext:value-type="string">
            <text:p>Maria.rojo630@pascualbravo.edu.co</text:p>
          </table:table-cell>
          <table:table-cell table:style-name="ce9" office:value-type="float" office:value="1000900630" calcext:value-type="float">
            <text:p>1000900630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ia Alexandra Hernandez Castañeda</text:p>
          </table:table-cell>
          <table:table-cell table:style-name="ce9" office:value-type="string" calcext:value-type="string">
            <text:p>marhernandez@unal.edu.co</text:p>
          </table:table-cell>
          <table:table-cell table:style-name="ce9" office:value-type="float" office:value="1006739252" calcext:value-type="float">
            <text:p>1006739252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ia Camila Gutierrez Gonzalez </text:p>
          </table:table-cell>
          <table:table-cell table:style-name="ce9" office:value-type="string" calcext:value-type="string">
            <text:p>margutierrez@unal.edu.co </text:p>
          </table:table-cell>
          <table:table-cell table:style-name="ce9" office:value-type="float" office:value="119280617" calcext:value-type="float">
            <text:p>119280617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ía del Mar Torres Araújo</text:p>
          </table:table-cell>
          <table:table-cell table:style-name="ce9" office:value-type="string" calcext:value-type="string">
            <text:p>martorresar@unal.edu.co</text:p>
          </table:table-cell>
          <table:table-cell table:style-name="ce9" office:value-type="float" office:value="1193104714" calcext:value-type="float">
            <text:p>119310471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ía Elena Pineda Acevedo </text:p>
          </table:table-cell>
          <table:table-cell table:style-name="ce9" office:value-type="string" calcext:value-type="string">
            <text:p>mapinedaa@unal.edu.co</text:p>
          </table:table-cell>
          <table:table-cell table:style-name="ce9" office:value-type="float" office:value="1007259171" calcext:value-type="float">
            <text:p>100725917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ia Paula Castro Velasco </text:p>
          </table:table-cell>
          <table:table-cell table:style-name="ce9" office:value-type="string" calcext:value-type="string">
            <text:p>Macastrov@unal.edu.co</text:p>
          </table:table-cell>
          <table:table-cell table:style-name="ce9" office:value-type="float" office:value="1000383638" calcext:value-type="float">
            <text:p>100038363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ía Ximena Uribe Barrientos </text:p>
          </table:table-cell>
          <table:table-cell table:style-name="ce9" office:value-type="string" calcext:value-type="string">
            <text:p>maria.uribe-b@uniminuto.edu.co</text:p>
          </table:table-cell>
          <table:table-cell table:style-name="ce9" office:value-type="float" office:value="1023522327" calcext:value-type="float">
            <text:p>1023522327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arileny Duarte</text:p>
          </table:table-cell>
          <table:table-cell table:style-name="ce9" office:value-type="string" calcext:value-type="string">
            <text:p>marduarte@unal.edu.co</text:p>
          </table:table-cell>
          <table:table-cell table:style-name="ce9" office:value-type="float" office:value="1006414900" calcext:value-type="float">
            <text:p>1006414900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Miguel angel vanegas Hidalgo </text:p>
          </table:table-cell>
          <table:table-cell table:style-name="ce9" office:value-type="string" calcext:value-type="string">
            <text:p>mivanegash@unal.edu.co</text:p>
          </table:table-cell>
          <table:table-cell table:style-name="ce9" office:value-type="float" office:value="1001133055" calcext:value-type="float">
            <text:p>1001133055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Natalia Lorena Ramirez Arenas</text:p>
          </table:table-cell>
          <table:table-cell table:style-name="ce9" office:value-type="string" calcext:value-type="string">
            <text:p>nramirezar@unal.edu.co</text:p>
          </table:table-cell>
          <table:table-cell table:style-name="ce9" office:value-type="float" office:value="1050602388" calcext:value-type="float">
            <text:p>105060238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Natalia Lorena Ramirez Arenas </text:p>
          </table:table-cell>
          <table:table-cell table:style-name="ce9" office:value-type="string" calcext:value-type="string">
            <text:p>nramirezar@unal.edu.co</text:p>
          </table:table-cell>
          <table:table-cell table:style-name="ce9" office:value-type="float" office:value="1050602388" calcext:value-type="float">
            <text:p>105060238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Ramiro Augusto Cárdenas Mendoza </text:p>
          </table:table-cell>
          <table:table-cell table:style-name="ce9" office:value-type="string" calcext:value-type="string">
            <text:p>racardenas@unal.edu.co </text:p>
          </table:table-cell>
          <table:table-cell table:style-name="ce9" office:value-type="float" office:value="1034285354" calcext:value-type="float">
            <text:p>103428535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Sara Pulgarin Rua </text:p>
          </table:table-cell>
          <table:table-cell table:style-name="ce9" office:value-type="string" calcext:value-type="string">
            <text:p>sapulgarinr@unal.edu.co</text:p>
          </table:table-cell>
          <table:table-cell table:style-name="ce9" office:value-type="float" office:value="1020107212" calcext:value-type="float">
            <text:p>1020107212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Sergio Daniel Gómez Palacios </text:p>
          </table:table-cell>
          <table:table-cell table:style-name="ce9" office:value-type="string" calcext:value-type="string">
            <text:p>sgomezpa@unal.edu.co</text:p>
          </table:table-cell>
          <table:table-cell table:style-name="ce9" office:value-type="float" office:value="1002331362" calcext:value-type="float">
            <text:p>1002331362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Sofía Vanegas Arango</text:p>
          </table:table-cell>
          <table:table-cell table:style-name="ce9" office:value-type="string" calcext:value-type="string">
            <text:p>sovanegasa@unal.edu.co</text:p>
          </table:table-cell>
          <table:table-cell table:style-name="ce9" office:value-type="float" office:value="1000191731" calcext:value-type="float">
            <text:p>1000191731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Susana María Valencia Rodríguez </text:p>
          </table:table-cell>
          <table:table-cell table:style-name="ce9" office:value-type="string" calcext:value-type="string">
            <text:p>susana.valencia@pascualbravo.edu.co</text:p>
          </table:table-cell>
          <table:table-cell table:style-name="ce9" office:value-type="float" office:value="1152446026" calcext:value-type="float">
            <text:p>115244602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Tatiana Indira Arrieta Soto</text:p>
          </table:table-cell>
          <table:table-cell table:style-name="ce9" office:value-type="string" calcext:value-type="string">
            <text:p>Tarrieta@unal.edu.co</text:p>
          </table:table-cell>
          <table:table-cell table:style-name="ce9" office:value-type="float" office:value="1001978208" calcext:value-type="float">
            <text:p>1001978208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TYHARA ANDREA MEZA MEZA</text:p>
          </table:table-cell>
          <table:table-cell table:style-name="ce9" office:value-type="string" calcext:value-type="string">
            <text:p>TYMEZAM@UNAL.EDU.CO</text:p>
          </table:table-cell>
          <table:table-cell table:style-name="ce9" office:value-type="float" office:value="1004638984" calcext:value-type="float">
            <text:p>1004638984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Valeria Moreno Rojas</text:p>
          </table:table-cell>
          <table:table-cell table:style-name="ce9" office:value-type="string" calcext:value-type="string">
            <text:p>Vmorenoro@unal.edu.co</text:p>
          </table:table-cell>
          <table:table-cell table:style-name="ce9" office:value-type="float" office:value="1021805283" calcext:value-type="float">
            <text:p>1021805283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Valeria Pérez Mesa</text:p>
          </table:table-cell>
          <table:table-cell table:style-name="ce9" office:value-type="string" calcext:value-type="string">
            <text:p>vperezme@gmail.com </text:p>
          </table:table-cell>
          <table:table-cell table:style-name="ce9" office:value-type="float" office:value="1020398227" calcext:value-type="float">
            <text:p>1020398227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Yubely Katherin Chapid Muñoz </text:p>
          </table:table-cell>
          <table:table-cell table:style-name="ce9" office:value-type="string" calcext:value-type="string">
            <text:p>ychapidm@unal.edu.co</text:p>
          </table:table-cell>
          <table:table-cell table:style-name="ce9" office:value-type="float" office:value="1127077886" calcext:value-type="float">
            <text:p>1127077886</text:p>
          </table:table-cell>
          <table:table-cell table:style-name="ce9" office:value-type="string" calcext:value-type="string">
            <text:p>Asistente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Luis Sebastián Bravo Chacón</text:p>
          </table:table-cell>
          <table:table-cell table:style-name="ce10" office:value-type="string" calcext:value-type="string">
            <text:p>lsbravoc@unal.edu.co</text:p>
          </table:table-cell>
          <table:table-cell table:style-name="ce10" office:value-type="float" office:value="1152711071" calcext:value-type="float">
            <text:p>115271107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Ana Jhysseth Garces Capacho</text:p>
          </table:table-cell>
          <table:table-cell table:style-name="ce10" office:value-type="string" calcext:value-type="string">
            <text:p>anajgaca30@gmail.com</text:p>
          </table:table-cell>
          <table:table-cell table:style-name="ce10" office:value-type="float" office:value="1005542711" calcext:value-type="float">
            <text:p>100554271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Jorge Enrique Figueroa Alvarez</text:p>
          </table:table-cell>
          <table:table-cell table:style-name="ce10" office:value-type="string" calcext:value-type="string">
            <text:p>jfigueroaalvarez@gmail.com</text:p>
          </table:table-cell>
          <table:table-cell table:style-name="ce10" office:value-type="float" office:value="1026159185" calcext:value-type="float">
            <text:p>1026159185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Maria Paulina Hernández Estrada</text:p>
          </table:table-cell>
          <table:table-cell table:style-name="ce10" office:value-type="string" calcext:value-type="string">
            <text:p>mariaphernandeze@gmail.com</text:p>
          </table:table-cell>
          <table:table-cell table:style-name="ce10" office:value-type="float" office:value="1036684641" calcext:value-type="float">
            <text:p>103668464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Camila López Villarreal</text:p>
          </table:table-cell>
          <table:table-cell table:style-name="ce10" office:value-type="string" calcext:value-type="string">
            <text:p>camila-lopez@unilibre.edu.co</text:p>
          </table:table-cell>
          <table:table-cell table:style-name="ce10" office:value-type="float" office:value="1005969138" calcext:value-type="float">
            <text:p>1005969138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Crisdayan Bravo Niño</text:p>
          </table:table-cell>
          <table:table-cell table:style-name="ce10" office:value-type="string" calcext:value-type="string">
            <text:p>crisdayan-bravon@unilibre.edu.co</text:p>
          </table:table-cell>
          <table:table-cell table:style-name="ce10" office:value-type="float" office:value="1130589742" calcext:value-type="float">
            <text:p>1130589742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Estefanía Lopera Vásquez</text:p>
          </table:table-cell>
          <table:table-cell table:style-name="ce10" office:value-type="string" calcext:value-type="string">
            <text:p>estefanialoperavasquez@gmail.com</text:p>
          </table:table-cell>
          <table:table-cell table:style-name="ce10" office:value-type="float" office:value="1000438501" calcext:value-type="float">
            <text:p>100043850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Andrea Polo Muñoz</text:p>
          </table:table-cell>
          <table:table-cell table:style-name="ce10" office:value-type="string" calcext:value-type="string">
            <text:p>aemc2328@gmail.com</text:p>
          </table:table-cell>
          <table:table-cell table:style-name="ce10" office:value-type="float" office:value="1003076391" calcext:value-type="float">
            <text:p>100307639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Daniel camilo gil agudelo</text:p>
          </table:table-cell>
          <table:table-cell table:style-name="ce10" office:value-type="string" calcext:value-type="string">
            <text:p>dgila@unal.edu.co</text:p>
          </table:table-cell>
          <table:table-cell table:style-name="ce10" office:value-type="float" office:value="1146438275" calcext:value-type="float">
            <text:p>1146438275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lina maria londoño ochoa</text:p>
          </table:table-cell>
          <table:table-cell table:style-name="ce10" office:value-type="string" calcext:value-type="string">
            <text:p>lina_londono83191@elpoli.edu.co</text:p>
          </table:table-cell>
          <table:table-cell table:style-name="ce10" office:value-type="float" office:value="1020490058" calcext:value-type="float">
            <text:p>1020490058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JULIETH XIOMARA LOSADA</text:p>
          </table:table-cell>
          <table:table-cell table:style-name="ce10" office:value-type="string" calcext:value-type="string">
            <text:p>julieth.losada@uniminuto.edu.co</text:p>
          </table:table-cell>
          <table:table-cell table:style-name="ce10" office:value-type="float" office:value="1115910796" calcext:value-type="float">
            <text:p>1115910796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María Ximena Uribe Barrientos</text:p>
          </table:table-cell>
          <table:table-cell table:style-name="ce10" office:value-type="string" calcext:value-type="string">
            <text:p>maria.uribe-b@uniminuto.edu.co</text:p>
          </table:table-cell>
          <table:table-cell table:style-name="ce10" office:value-type="float" office:value="1023522327" calcext:value-type="float">
            <text:p>1023522327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Maicol Uryivale Duran Marquez</text:p>
          </table:table-cell>
          <table:table-cell table:style-name="ce10" office:value-type="string" calcext:value-type="string">
            <text:p>maduranm@unal.edu.co</text:p>
          </table:table-cell>
          <table:table-cell table:style-name="ce10" office:value-type="float" office:value="1116776745" calcext:value-type="float">
            <text:p>1116776745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Juanpablo Angarita Tocaría</text:p>
          </table:table-cell>
          <table:table-cell table:style-name="ce10" office:value-type="string" calcext:value-type="string">
            <text:p>juangaritat@unal.edu.co</text:p>
          </table:table-cell>
          <table:table-cell table:style-name="ce10" office:value-type="float" office:value="1116776289" calcext:value-type="float">
            <text:p>1116776289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Juan jose meza ortiz</text:p>
          </table:table-cell>
          <table:table-cell table:style-name="ce10" office:value-type="string" calcext:value-type="string">
            <text:p>jjmezao@unal.edu.co</text:p>
          </table:table-cell>
          <table:table-cell table:style-name="ce10" office:value-type="float" office:value="1146441534" calcext:value-type="float">
            <text:p>1146441534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Alex mauricio marin villanueva</text:p>
          </table:table-cell>
          <table:table-cell table:style-name="ce10" office:value-type="string" calcext:value-type="string">
            <text:p>almarinv@unal.edu.co</text:p>
          </table:table-cell>
          <table:table-cell table:style-name="ce10" office:value-type="float" office:value="1234639719" calcext:value-type="float">
            <text:p>1234639719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Karen Liceth Colorado Zabala</text:p>
          </table:table-cell>
          <table:table-cell table:style-name="ce10" office:value-type="string" calcext:value-type="string">
            <text:p>karen.colorado338@pascualbravo.edu.co</text:p>
          </table:table-cell>
          <table:table-cell table:style-name="ce10" office:value-type="float" office:value="1000763338" calcext:value-type="float">
            <text:p>1000763338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Isabella Ruiz Garnica</text:p>
          </table:table-cell>
          <table:table-cell table:style-name="ce10" office:value-type="string" calcext:value-type="string">
            <text:p>isabella.ruiz691@pascualbravo.edu.co</text:p>
          </table:table-cell>
          <table:table-cell table:style-name="ce10" office:value-type="float" office:value="1038096691" calcext:value-type="float">
            <text:p>1038096691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Karen Taborda</text:p>
          </table:table-cell>
          <table:table-cell table:style-name="ce10" office:value-type="string" calcext:value-type="string">
            <text:p>karen.taborda01@usc.edu.co</text:p>
          </table:table-cell>
          <table:table-cell table:style-name="ce10" office:value-type="float" office:value="1108334077" calcext:value-type="float">
            <text:p>1108334077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Sarai rojas Méndez</text:p>
          </table:table-cell>
          <table:table-cell table:style-name="ce10" office:value-type="string" calcext:value-type="string">
            <text:p>sarai.rojas01@usc.edu.co</text:p>
          </table:table-cell>
          <table:table-cell table:style-name="ce10" office:value-type="float" office:value="1107841676" calcext:value-type="float">
            <text:p>1107841676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MAYERLI CABRERA GONZALES</text:p>
          </table:table-cell>
          <table:table-cell table:style-name="ce10" office:value-type="string" calcext:value-type="string">
            <text:p>mayerli-cabrerag@unilibre.edu.co</text:p>
          </table:table-cell>
          <table:table-cell table:style-name="ce10" office:value-type="float" office:value="1143990858" calcext:value-type="float">
            <text:p>1143990858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STEPHANIE JULIETH HOYOS BENAVIDES</text:p>
          </table:table-cell>
          <table:table-cell table:style-name="ce10" office:value-type="string" calcext:value-type="string">
            <text:p>stephanij-hoyosb@unilibre.edu.co</text:p>
          </table:table-cell>
          <table:table-cell table:style-name="ce10" office:value-type="float" office:value="1107093405" calcext:value-type="float">
            <text:p>1107093405</text:p>
          </table:table-cell>
          <table:table-cell table:style-name="ce10" office:value-type="string" calcext:value-type="string">
            <text:p>Ponente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CAMILO ANDRES MARTINEZ DELGADO</text:p>
          </table:table-cell>
          <table:table-cell table:style-name="ce5" office:value-type="float" office:value="106276447" calcext:value-type="float">
            <text:p>106276447</text:p>
          </table:table-cell>
          <table:table-cell table:style-name="ce5" office:value-type="string" calcext:value-type="string">
            <text:p>camimartinez01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Enrique Melamed Varela</text:p>
          </table:table-cell>
          <table:table-cell table:style-name="ce5" office:value-type="float" office:value="1140863408" calcext:value-type="float">
            <text:p>1140863408</text:p>
          </table:table-cell>
          <table:table-cell table:style-name="ce5" office:value-type="string" calcext:value-type="string">
            <text:p>enriquemelamed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Enrique Ernesto Rivas Rivas</text:p>
          </table:table-cell>
          <table:table-cell table:style-name="ce5" office:value-type="string" calcext:value-type="string">
            <text:p>6152608830001E</text:p>
          </table:table-cell>
          <table:table-cell table:style-name="ce5" office:value-type="string" calcext:value-type="string">
            <text:p>ergeounan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Nicaragua</text:p>
          </table:table-cell>
          <table:table-cell table:style-name="ce12"/>
          <table:table-cell table:style-name="ce10" table:number-columns-repeated="2"/>
          <table:table-cell table:style-name="ce15"/>
          <table:table-cell table:style-name="ce10" table:number-columns-repeated="16"/>
          <table:table-cell table:number-columns-repeated="999"/>
        </table:table-row>
        <table:table-row table:style-name="ro1">
          <table:table-cell table:style-name="ce5" office:value-type="string" calcext:value-type="string">
            <text:p>Fredery Polanias</text:p>
          </table:table-cell>
          <table:table-cell table:style-name="ce5" office:value-type="float" office:value="93135275" calcext:value-type="float">
            <text:p>93135275</text:p>
          </table:table-cell>
          <table:table-cell table:style-name="ce5" office:value-type="string" calcext:value-type="string">
            <text:p>fpolanias75@itfip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Germán Rodrigo Martínez Agredo</text:p>
          </table:table-cell>
          <table:table-cell table:style-name="ce5" office:value-type="float" office:value="94413045" calcext:value-type="float">
            <text:p>94413045</text:p>
          </table:table-cell>
          <table:table-cell table:style-name="ce5" office:value-type="string" calcext:value-type="string">
            <text:p>germanmagre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Giovanni Andrés Vargas Galván</text:p>
          </table:table-cell>
          <table:table-cell table:style-name="ce5" office:value-type="float" office:value="14325336" calcext:value-type="float">
            <text:p>14325336</text:p>
          </table:table-cell>
          <table:table-cell table:style-name="ce5" office:value-type="string" calcext:value-type="string">
            <text:p>gestionambiental@coreducacion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Héctor Miguel Pumarejo Mindiola</text:p>
          </table:table-cell>
          <table:table-cell table:style-name="ce5" office:value-type="float" office:value="5134676" calcext:value-type="float">
            <text:p>5134676</text:p>
          </table:table-cell>
          <table:table-cell table:style-name="ce5" office:value-type="string" calcext:value-type="string">
            <text:p>hectorpumarejo@unicesar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airo David Rojas Rodríguez</text:p>
          </table:table-cell>
          <table:table-cell table:style-name="ce5" office:value-type="float" office:value="80029658" calcext:value-type="float">
            <text:p>80029658</text:p>
          </table:table-cell>
          <table:table-cell table:style-name="ce5" office:value-type="string" calcext:value-type="string">
            <text:p>jairo.rojas@ugc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ohn Alejandro</text:p>
          </table:table-cell>
          <table:table-cell table:style-name="ce5" office:value-type="string" calcext:value-type="string">
            <text:p>Figueredo Luna</text:p>
          </table:table-cell>
          <table:table-cell table:style-name="ce5" office:value-type="string" calcext:value-type="string">
            <text:p>john.figueredo@unad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osé María Burbano Cerón</text:p>
          </table:table-cell>
          <table:table-cell table:style-name="ce5" office:value-type="float" office:value="98322957" calcext:value-type="float">
            <text:p>98322957</text:p>
          </table:table-cell>
          <table:table-cell table:style-name="ce5" office:value-type="string" calcext:value-type="string">
            <text:p>jomabu18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esús Rafael Segrera Arellana</text:p>
          </table:table-cell>
          <table:table-cell table:style-name="ce5" office:value-type="float" office:value="72185684" calcext:value-type="float">
            <text:p>72185684</text:p>
          </table:table-cell>
          <table:table-cell table:style-name="ce5" office:value-type="string" calcext:value-type="string">
            <text:p>jssegrera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uan Andres Niño Peñalosa</text:p>
          </table:table-cell>
          <table:table-cell table:style-name="ce5" office:value-type="float" office:value="91510227" calcext:value-type="float">
            <text:p>91510227</text:p>
          </table:table-cell>
          <table:table-cell table:style-name="ce5" office:value-type="string" calcext:value-type="string">
            <text:p>juanandresnp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Julian Rene Perdomo Ramos</text:p>
          </table:table-cell>
          <table:table-cell table:style-name="ce5" office:value-type="float" office:value="93396888" calcext:value-type="float">
            <text:p>93396888</text:p>
          </table:table-cell>
          <table:table-cell table:style-name="ce5" office:value-type="string" calcext:value-type="string">
            <text:p>julianto82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Sandra Liliana Herrera Mejía</text:p>
          </table:table-cell>
          <table:table-cell table:style-name="ce5" office:value-type="float" office:value="43688831" calcext:value-type="float">
            <text:p>43688831</text:p>
          </table:table-cell>
          <table:table-cell table:style-name="ce5" office:value-type="string" calcext:value-type="string">
            <text:p>liliana.herrera@udea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Luis Carlos Toro Marulanda</text:p>
          </table:table-cell>
          <table:table-cell table:style-name="ce5" office:value-type="float" office:value="75065064" calcext:value-type="float">
            <text:p>75065064</text:p>
          </table:table-cell>
          <table:table-cell table:style-name="ce5" office:value-type="string" calcext:value-type="string">
            <text:p>luiscatoro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Luis Alfredo Mendez Jimenez</text:p>
          </table:table-cell>
          <table:table-cell table:style-name="ce5" office:value-type="string" calcext:value-type="string">
            <text:p>N03326899</text:p>
          </table:table-cell>
          <table:table-cell table:style-name="ce5" office:value-type="string" calcext:value-type="string">
            <text:p>luismendez142014@gmail.com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México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MARIA ELENA LOPEZ HERNANDEZ</text:p>
          </table:table-cell>
          <table:table-cell table:style-name="ce5" office:value-type="string" calcext:value-type="string">
            <text:p>IDMEX2234743498</text:p>
          </table:table-cell>
          <table:table-cell table:style-name="ce5" office:value-type="string" calcext:value-type="string">
            <text:p>mariae.lopezh@academicos.udg.mx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México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5" office:value-type="string" calcext:value-type="string">
            <text:p>Silvana Ruiz Moreno</text:p>
          </table:table-cell>
          <table:table-cell table:style-name="ce5" office:value-type="float" office:value="1128478838" calcext:value-type="float">
            <text:p>1128478838</text:p>
          </table:table-cell>
          <table:table-cell table:style-name="ce5" office:value-type="string" calcext:value-type="string">
            <text:p>silvana.ruiz@pascualbravo.edu.co</text:p>
          </table:table-cell>
          <table:table-cell table:style-name="ce5" office:value-type="string" calcext:value-type="string">
            <text:p>Evaluador</text:p>
          </table:table-cell>
          <table:table-cell table:style-name="ce10" office:value-type="string" calcext:value-type="string">
            <text:p>Colombia</text:p>
          </table:table-cell>
          <table:table-cell/>
          <table:table-cell table:style-name="ce10" table:number-columns-repeated="19"/>
          <table:table-cell table:number-columns-repeated="999"/>
        </table:table-row>
        <table:table-row table:style-name="ro1">
          <table:table-cell table:style-name="ce4" office:value-type="string" calcext:value-type="string">
            <text:p>Samuel Castro Martínez </text:p>
          </table:table-cell>
          <table:table-cell table:style-name="ce10" office:value-type="string" calcext:value-type="string">
            <text:p>scastroma@unal.edu.co</text:p>
          </table:table-cell>
          <table:table-cell table:style-name="ce10" office:value-type="float" office:value="1001446286" calcext:value-type="float">
            <text:p>1001446286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Juan Pablo Vanegas Moreno</text:p>
          </table:table-cell>
          <table:table-cell table:style-name="ce10" office:value-type="string" calcext:value-type="string">
            <text:p>juvanegas@unal.edu.co</text:p>
          </table:table-cell>
          <table:table-cell table:style-name="ce10" office:value-type="float" office:value="1000640165" calcext:value-type="float">
            <text:p>1000640165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Kelly Nahomy Morales Salamanca</text:p>
          </table:table-cell>
          <table:table-cell table:style-name="ce10" office:value-type="string" calcext:value-type="string">
            <text:p>kemoraless@unal.edu.co</text:p>
          </table:table-cell>
          <table:table-cell table:style-name="ce10" office:value-type="float" office:value="1001047821" calcext:value-type="float">
            <text:p>1001047821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Emmel Escovitch Riaño</text:p>
          </table:table-cell>
          <table:table-cell table:style-name="ce10" office:value-type="string" calcext:value-type="string">
            <text:p>emescovitchri@unal.edu.co</text:p>
          </table:table-cell>
          <table:table-cell table:style-name="ce10" office:value-type="float" office:value="1123638146" calcext:value-type="float">
            <text:p>1123638146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Mateo Patiño Gómez</text:p>
          </table:table-cell>
          <table:table-cell table:style-name="ce10" office:value-type="string" calcext:value-type="string">
            <text:p>mpatinogo@unal.edu.co</text:p>
          </table:table-cell>
          <table:table-cell table:style-name="ce10" office:value-type="float" office:value="1001667927" calcext:value-type="float">
            <text:p>1001667927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Jenny Alejandra Upegui Pajarito</text:p>
          </table:table-cell>
          <table:table-cell table:style-name="ce10" office:value-type="string" calcext:value-type="string">
            <text:p>jupeguip@unal.edu.co</text:p>
          </table:table-cell>
          <table:table-cell table:style-name="ce10" office:value-type="float" office:value="1001250369" calcext:value-type="float">
            <text:p>1001250369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Cristhian Camilo Alvarez Solarte</text:p>
          </table:table-cell>
          <table:table-cell table:style-name="ce10" office:value-type="string" calcext:value-type="string">
            <text:p>cralvarezs@unal.edu.co</text:p>
          </table:table-cell>
          <table:table-cell table:style-name="ce10" office:value-type="float" office:value="1006788945" calcext:value-type="float">
            <text:p>1006788945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María Isabel Duque Blandón</text:p>
          </table:table-cell>
          <table:table-cell table:style-name="ce10" office:value-type="string" calcext:value-type="string">
            <text:p>mduquebl@unal.edu.co</text:p>
          </table:table-cell>
          <table:table-cell table:style-name="ce10" office:value-type="float" office:value="1025888554" calcext:value-type="float">
            <text:p>1025888554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Nicole Dafne González Gómez</text:p>
          </table:table-cell>
          <table:table-cell table:style-name="ce10" office:value-type="string" calcext:value-type="string">
            <text:p>nigonzalezgo@unal.edu.co</text:p>
          </table:table-cell>
          <table:table-cell table:style-name="ce10" office:value-type="float" office:value="1001052111" calcext:value-type="float">
            <text:p>1001052111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Estiven Pérez Pérez</text:p>
          </table:table-cell>
          <table:table-cell table:style-name="ce10" office:value-type="string" calcext:value-type="string">
            <text:p>eperezpe@unal.edu.co</text:p>
          </table:table-cell>
          <table:table-cell table:style-name="ce10" office:value-type="float" office:value="1040320913" calcext:value-type="float">
            <text:p>1040320913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Angel David López Gamero</text:p>
          </table:table-cell>
          <table:table-cell table:style-name="ce10" office:value-type="string" calcext:value-type="string">
            <text:p>alopezga@unal.edu.co</text:p>
          </table:table-cell>
          <table:table-cell table:style-name="ce10" office:value-type="float" office:value="1068441309" calcext:value-type="float">
            <text:p>1068441309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Oscar Iván Alzate Martínez</text:p>
          </table:table-cell>
          <table:table-cell table:style-name="ce10" office:value-type="string" calcext:value-type="string">
            <text:p>oalzatem@unal.edu.co</text:p>
          </table:table-cell>
          <table:table-cell table:style-name="ce10" office:value-type="float" office:value="1048438794" calcext:value-type="float">
            <text:p>1048438794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Breadley Josshuen Marin Velasco</text:p>
          </table:table-cell>
          <table:table-cell table:style-name="ce10" office:value-type="string" calcext:value-type="string">
            <text:p>brmarinv@unal.edu.co</text:p>
          </table:table-cell>
          <table:table-cell table:style-name="ce10" office:value-type="float" office:value="1193536108" calcext:value-type="float">
            <text:p>1193536108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Freddy Andres Gamez Tobias</text:p>
          </table:table-cell>
          <table:table-cell table:style-name="ce10" office:value-type="string" calcext:value-type="string">
            <text:p>fgamez@unal.edu.co</text:p>
          </table:table-cell>
          <table:table-cell table:style-name="ce10" office:value-type="float" office:value="1192896369" calcext:value-type="float">
            <text:p>1192896369</text:p>
          </table:table-cell>
          <table:table-cell table:style-name="ce10" office:value-type="string" calcext:value-type="string">
            <text:p>Comité Organizador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Felipe Garzón Torres</text:p>
          </table:table-cell>
          <table:table-cell table:style-name="ce10" office:value-type="string" calcext:value-type="string">
            <text:p>felipe.garzon804@pascualbravo.edu.co</text:p>
          </table:table-cell>
          <table:table-cell table:style-name="ce10" office:value-type="float" office:value="1000438804" calcext:value-type="float">
            <text:p>1000438804</text:p>
          </table:table-cell>
          <table:table-cell table:style-name="ce10" office:value-type="string" calcext:value-type="string">
            <text:p>Comité Co organizador SIGEHAS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Maria Camila Hoyos García</text:p>
          </table:table-cell>
          <table:table-cell table:style-name="ce10" office:value-type="string" calcext:value-type="string">
            <text:p>maria.hoyos036@pascualbravo.edu.co</text:p>
          </table:table-cell>
          <table:table-cell table:style-name="ce10" office:value-type="float" office:value="1006055036" calcext:value-type="float">
            <text:p>1006055036</text:p>
          </table:table-cell>
          <table:table-cell table:style-name="ce10" office:value-type="string" calcext:value-type="string">
            <text:p>Comité Co organizador SIGEHAS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3" table:number-rows-spanned="1">
            <text:p>SIGEHAS mencionando a la profe Susana Valencia</text:p>
          </table:table-cell>
          <table:covered-table-cell table:number-columns-repeated="2"/>
          <table:table-cell table:style-name="ce10" office:value-type="string" calcext:value-type="string">
            <text:p>Comité Co organizador SIGEHAS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Mónica Andrea Quitián Mateus</text:p>
          </table:table-cell>
          <table:table-cell table:style-name="ce10" office:value-type="string" calcext:value-type="string">
            <text:p>mquitianm@unal.edu.co</text:p>
          </table:table-cell>
          <table:table-cell table:style-name="ce10" office:value-type="float" office:value="1000593752" calcext:value-type="float">
            <text:p>1000593752</text:p>
          </table:table-cell>
          <table:table-cell table:style-name="ce10" office:value-type="string" calcext:value-type="string">
            <text:p>Comité Co organizador TEMS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Jimmy Pardo Baquero</text:p>
          </table:table-cell>
          <table:table-cell table:style-name="ce10" office:value-type="string" calcext:value-type="string">
            <text:p>jipardob@unal.edu.co</text:p>
          </table:table-cell>
          <table:table-cell table:style-name="ce10" office:value-type="float" office:value="1123430147" calcext:value-type="float">
            <text:p>1123430147</text:p>
          </table:table-cell>
          <table:table-cell table:style-name="ce10" office:value-type="string" calcext:value-type="string">
            <text:p>Comité Co organizador TEMS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Daimer Higuita Lopez</text:p>
          </table:table-cell>
          <table:table-cell table:style-name="ce11" office:value-type="string" calcext:value-type="string">
            <text:p>dhiguitalo@unal.edu.co</text:p>
          </table:table-cell>
          <table:table-cell table:style-name="ce11" office:value-type="float" office:value="98646842" calcext:value-type="float">
            <text:p>98646842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Milena Legarda López</text:p>
          </table:table-cell>
          <table:table-cell table:style-name="ce11" office:value-type="string" calcext:value-type="string">
            <text:p>mlegardal@unal.edu.co</text:p>
          </table:table-cell>
          <table:table-cell table:style-name="ce11" office:value-type="float" office:value="1020466225" calcext:value-type="float">
            <text:p>1020466225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Natalia Andrea Cano Londoño</text:p>
          </table:table-cell>
          <table:table-cell table:style-name="ce11" office:value-type="string" calcext:value-type="string">
            <text:p>nacanol@unal.edu.co</text:p>
          </table:table-cell>
          <table:table-cell table:style-name="ce11" office:value-type="float" office:value="1020407602" calcext:value-type="float">
            <text:p>1020407602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Maria Luisa Villalba Morales</text:p>
          </table:table-cell>
          <table:table-cell table:style-name="ce11" office:value-type="string" calcext:value-type="string">
            <text:p>mlvillalbam@unal.edu.co</text:p>
          </table:table-cell>
          <table:table-cell table:style-name="ce11" office:value-type="float" office:value="63548366" calcext:value-type="float">
            <text:p>63548366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Natalia Marulanda Grisales</text:p>
          </table:table-cell>
          <table:table-cell table:style-name="ce11" office:value-type="string" calcext:value-type="string">
            <text:p>nmarulandagr@unal.edu.co</text:p>
          </table:table-cell>
          <table:table-cell table:style-name="ce11" office:value-type="float" office:value="1037597895" calcext:value-type="float">
            <text:p>1037597895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Colomb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María del Carmen Garza</text:p>
          </table:table-cell>
          <table:table-cell table:style-name="ce11" office:value-type="string" calcext:value-type="string">
            <text:p>carmen.garza@tecsanpedro.edu.mx</text:p>
          </table:table-cell>
          <table:table-cell table:style-name="ce11" office:value-type="float" office:value="1108112010229" calcext:value-type="float">
            <text:p>1108112010229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México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7" office:value-type="string" calcext:value-type="string">
            <text:p>Ronald Köpke</text:p>
          </table:table-cell>
          <table:table-cell table:style-name="ce11" office:value-type="string" calcext:value-type="string">
            <text:p>ronald.koepke@arcor.de</text:p>
          </table:table-cell>
          <table:table-cell table:style-name="ce11" office:value-type="string" calcext:value-type="string">
            <text:p>C7JWZ6J4H</text:p>
          </table:table-cell>
          <table:table-cell table:style-name="ce11" office:value-type="string" calcext:value-type="string">
            <text:p>Comité Científico</text:p>
          </table:table-cell>
          <table:table-cell table:style-name="ce10" office:value-type="string" calcext:value-type="string">
            <text:p>Alemania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8" table:number-columns-repeated="4"/>
          <table:table-cell/>
          <table:table-cell table:style-name="ce10" table:number-columns-repeated="20"/>
          <table:table-cell table:number-columns-repeated="999"/>
        </table:table-row>
        <table:table-row table:style-name="ro1">
          <table:table-cell table:style-name="ce8" table:number-columns-repeated="4"/>
          <table:table-cell table:number-columns-repeated="8"/>
          <table:table-cell table:style-name="ce10" table:number-columns-repeated="13"/>
          <table:table-cell table:number-columns-repeated="999"/>
        </table:table-row>
        <table:table-row table:style-name="ro1" table:number-rows-repeated="2">
          <table:table-cell table:style-name="ce8" table:number-columns-repeated="4"/>
          <table:table-cell/>
          <table:table-cell table:style-name="ce10" table:number-columns-repeated="20"/>
          <table:table-cell table:number-columns-repeated="999"/>
        </table:table-row>
        <table:table-row table:style-name="ro1" table:number-rows-repeated="848">
          <table:table-cell table:style-name="ce4"/>
          <table:table-cell table:style-name="ce10" table:number-columns-repeated="24"/>
          <table:table-cell table:number-columns-repeated="999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EA2E562_1BB2_4E3D_A502_CB0651479CCD_.wvu.FilterData" table:base-cell-address="$'Hoja 1'.$A$1" table:cell-range-address="$'Hoja 1'.$A$2:.$D$984"/>
          <table:named-range table:name="Z_C2C5FF4C_4321_44A6_9561_133A9445EED7_.wvu.FilterData" table:base-cell-address="$'Hoja 1'.$A$1" table:cell-range-address="$'Hoja 1'.$A$1:.$E$132"/>
        </table:named-expressions>
        <calcext:conditional-formats>
          <calcext:conditional-format calcext:target-range-address="'Hoja 1'.A2:'Hoja 1'.A66 'Hoja 1'.B2:'Hoja 1'.B65 'Hoja 1'.C2:'Hoja 1'.D66 'Hoja 1'.B66:'Hoja 1'.B66">
            <calcext:condition calcext:apply-style-name="ConditionalStyle_1" calcext:value="formula-is(LEN(TRIM([.A2]))&gt;0)" calcext:base-cell-address="'Hoja 1'.A2"/>
          </calcext:conditional-format>
          <calcext:conditional-format calcext:target-range-address="'Hoja 1'.A89:'Hoja 1'.D106">
            <calcext:condition calcext:apply-style-name="ConditionalStyle_2" calcext:value="formula-is(LEN(TRIM([.A89]))&gt;0)" calcext:base-cell-address="'Hoja 1'.A89"/>
          </calcext:conditional-format>
          <calcext:conditional-format calcext:target-range-address="'Hoja 1'.A126:'Hoja 1'.D136">
            <calcext:condition calcext:apply-style-name="ConditionalStyle_3" calcext:value="formula-is(LEN(TRIM([.A126]))&gt;0)" calcext:base-cell-address="'Hoja 1'.A126"/>
          </calcext:conditional-format>
        </calcext:conditional-formats>
      </table:table>
      <table:table table:name="Hoja 2" table:style-name="ta2">
        <office:forms form:automatic-focus="false" form:apply-design-mode="false"/>
        <table:table-column table:style-name="co9" table:default-cell-style-name="ce16"/>
        <table:table-column table:style-name="co9" table:number-columns-repeated="3" table:default-cell-style-name="ce18"/>
        <table:table-column table:style-name="co9" table:default-cell-style-name="ce10"/>
        <table:table-row table:style-name="ro3">
          <table:table-cell office:value-type="string" calcext:value-type="string">
            <text:p>Alejandro Álvarez Correa</text:p>
          </table:table-cell>
          <table:table-cell office:value-type="string" calcext:value-type="string">
            <text:p>aalvarezco@unal.edu.co</text:p>
          </table:table-cell>
          <table:table-cell office:value-type="float" office:value="1001577429" calcext:value-type="float">
            <text:p>1001577429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Colombia</text:p>
          </table:table-cell>
        </table:table-row>
        <table:table-row table:style-name="ro3">
          <table:table-cell office:value-type="string" calcext:value-type="string">
            <text:p>Alex Mauricio Marín Villanueva </text:p>
          </table:table-cell>
          <table:table-cell office:value-type="string" calcext:value-type="string">
            <text:p>Almarinv@unal.edu.co </text:p>
          </table:table-cell>
          <table:table-cell office:value-type="float" office:value="1234639719" calcext:value-type="float">
            <text:p>1234639719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Colombia</text:p>
          </table:table-cell>
        </table:table-row>
        <table:table-row table:style-name="ro3">
          <table:table-cell table:style-name="ce17" office:value-type="string" calcext:value-type="string">
            <text:p>Ana jhysseth Garces Capacho </text:p>
          </table:table-cell>
          <table:table-cell office:value-type="string" calcext:value-type="string">
            <text:p>anajgaca30@gmail.com</text:p>
          </table:table-cell>
          <table:table-cell office:value-type="float" office:value="1005542711" calcext:value-type="float">
            <text:p>1005542711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Colombia</text:p>
          </table:table-cell>
        </table:table-row>
        <table:table-row table:style-name="ro3">
          <table:table-cell office:value-type="string" calcext:value-type="string">
            <text:p>Ana Marcela Muñoz Díaz </text:p>
          </table:table-cell>
          <table:table-cell office:value-type="string" calcext:value-type="string">
            <text:p>anamunoz@elpoli.edu.co </text:p>
          </table:table-cell>
          <table:table-cell office:value-type="float" office:value="43554521" calcext:value-type="float">
            <text:p>43554521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Colombia</text:p>
          </table:table-cell>
        </table:table-row>
        <calcext:conditional-formats>
          <calcext:conditional-format calcext:target-range-address="'Hoja 2'.A1:'Hoja 2'.D4">
            <calcext:condition calcext:apply-style-name="ConditionalStyle_1" calcext:value="formula-is(LEN(TRIM([.A1]))&gt;0)" calcext:base-cell-address="'Hoja 2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Google Sans Mono&quot;" svg:font-family="'&quot;Google Sans Mono&quot;'"/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fe2f3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ffe5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12:21:45.859954133</dc:date>
    <meta:editing-duration>PT28S</meta:editing-duration>
    <meta:editing-cycles>1</meta:editing-cycles>
    <meta:generator>LibreOffice/7.3.7.2$Linux_X86_64 LibreOffice_project/30$Build-2</meta:generator>
    <meta:document-statistic meta:table-count="2" meta:cell-count="678" meta:object-count="0"/>
  </office:meta>
</office:document-meta>
</file>